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number-columns-repeated="2" table:default-cell-style-name="ce98"/>
        <table:table-column table:style-name="co11" table:default-cell-style-name="Default"/>
        <table:table-column table:style-name="co10" table:number-columns-repeated="25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</text:span><text:span text:style-name="T2">Product </text:span><text:span text:style-name="T2">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 table:number-rows-repeated="4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 table:number-rows-repeated="2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 table:number-rows-repeated="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 table:number-rows-repeated="5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 table:number-rows-repeated="11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 table:number-rows-repeated="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 table:number-rows-repeated="8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 table:number-rows-repeated="4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 table:number-rows-repeated="9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 table:number-rows-repeated="4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 table:number-rows-repeated="2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 table:number-rows-repeated="3">
          <table:table-cell/>
          <table:table-cell table:style-name="ce6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 table:number-rows-repeated="2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5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6">
          <table:table-cell table:style-name="ce52"/>
          <table:table-cell table:number-columns-repeated="254"/>
        </table:table-row>
        <table:table-row table:style-name="ro7" table:number-rows-repeated="2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4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 table:number-rows-repeated="3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12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 table:number-rows-repeated="2">
          <table:table-cell table:style-name="ce52"/>
          <table:table-cell table:number-columns-repeated="254"/>
        </table:table-row>
        <table:table-row table:style-name="ro7" table:number-rows-repeated="2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4">
          <table:table-cell table:style-name="ce52"/>
          <table:table-cell table:style-name="ce57"/>
          <table:table-cell table:number-columns-repeated="253"/>
        </table:table-row>
        <table:table-row table:style-name="ro7" table:number-rows-repeated="2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 table:number-rows-repeated="2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 table:number-rows-repeated="8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 table:number-rows-repeated="5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 table:number-rows-repeated="2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 table:number-rows-repeated="2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 table:number-rows-repeated="2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 table:number-rows-repeated="3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 table:number-rows-repeated="2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 table:number-rows-repeated="2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 table:number-rows-repeated="3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 table:number-rows-repeated="5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 table:number-rows-repeated="9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 table:number-rows-repeated="10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number-columns-repeated="2" table:default-cell-style-name="Default"/>
        <table:table-column table:style-name="co10" table:number-columns-repeated="4" table:default-cell-style-name="ce132"/>
        <table:table-column table:style-name="co19" table:default-cell-style-name="ce132"/>
        <table:table-column table:style-name="co10" table:number-columns-repeated="24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3">
            <text:p>3</text:p>
          </table:table-cell>
          <table:table-cell table:style-name="ce130" table:formula="oooc:=COUNTIF([.M$7:.M$902];[.$K1])" office:value-type="float" office:value="3">
            <text:p>3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1">
            <text:p>1</text:p>
          </table:table-cell>
          <table:table-cell table:style-name="ce130" table:formula="oooc:=COUNTIF([.M$7:.M$902];[.$K2])" office:value-type="float" office:value="1">
            <text:p>1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 office:value-type="string">
            <text:p>Tester</text:p>
          </table:table-cell>
          <table:table-cell table:style-name="ce117" office:value-type="string">
            <text:p>IE7</text:p>
          </table:table-cell>
          <table:table-cell table:style-name="ce117" office:value-type="string">
            <text:p>FireFox3.5</text:p>
          </table:table-cell>
          <table:table-cell table:style-name="ce117" office:value-type="string">
            <text:p>Comment/Bug</text:p>
          </table:table-cell>
          <table:table-cell table:style-name="ce117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001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001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</text:span><text:span text:style-name="T4">Desktop </text:span><text:span text:style-name="T4">shortcut on </text:span><text:span text:style-name="T4">the Tool bar</text:span></text:p>
            <text:p><text:span text:style-name="T4">- Click add </text:span><text:span text:style-name="T4">applications </text:span><text:span text:style-name="T4">icon</text:span></text:p>
            <text:p><text:span text:style-name="T4">- Choose </text:span><text:span text:style-name="T4">application </text:span><text:span text:style-name="T4">which want </text:span><text:span text:style-name="T4">to added and </text:span><text:span text:style-name="T4">'Click and </text:span><text:span text:style-name="T4">keep this </text:span><text:span text:style-name="T4">application in </text:span><text:span text:style-name="T4">a page'</text:span></text:p>
          </table:table-cell>
          <table:table-cell office:value-type="string">
            <text:p>- Desktop page is appeared</text:p>
            <text:p><text:span text:style-name="T5">- </text:span><text:span text:style-name="T5">Applications </text:span><text:span text:style-name="T5">are added </text:span><text:span text:style-name="T5">on </text:span><text:span text:style-name="T5">applications </text:span><text:span text:style-name="T5">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</text:span><text:span text:style-name="T5">application </text:span><text:span text:style-name="T5">which want </text:span><text:span text:style-name="T5">to added and </text:span><text:span text:style-name="T5">'Click and </text:span><text:span text:style-name="T5">keep this </text:span><text:span text:style-name="T5">application in </text:span><text:span text:style-name="T5">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</text:span><text:span text:style-name="T5">Applications </text:span><text:span text:style-name="T5">are added </text:span><text:span text:style-name="T5">on </text:span><text:span text:style-name="T5">applications </text:span><text:span text:style-name="T5">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</text:span><text:span text:style-name="T1">and keep </text:span><text:span text:style-name="T1">this </text:span><text:span text:style-name="T1">application </text:span><text:span text:style-name="T1">in page</text:span></text:p>
            <text:p><text:span text:style-name="T1">-</text:span><text:span text:style-name="T6">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46</text:p>
          </table:table-cell>
          <table:table-cell table:number-columns-repeated="2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 office:value-type="string">
            <text:p>thao.pham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</text:span><text:span text:style-name="T7">Default </text:span><text:span text:style-name="T7">background </text:span><text:span text:style-name="T7">image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</text:span><text:span text:style-name="T7">Upload </text:span><text:span text:style-name="T7">button at the </text:span><text:span text:style-name="T7">bottom of the </text:span><text:span text:style-name="T7">Choose </text:span><text:span text:style-name="T7">Background </text:span><text:span text:style-name="T7">Image form.</text:span></text:p>
            <text:p><text:span text:style-name="T7">- Select your </text:span><text:span text:style-name="T7">desired </text:span><text:span text:style-name="T7">image by </text:span><text:span text:style-name="T7">clicking </text:span><text:span text:style-name="T7">Browse... on </text:span><text:span text:style-name="T7">the Upload </text:span><text:span text:style-name="T7">Images form.</text:span></text:p>
            <text:p><text:span text:style-name="T7">- Click Save </text:span><text:span text:style-name="T7">to accept </text:span><text:span text:style-name="T7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</text:span><text:span text:style-name="T7">background </text:span><text:span text:style-name="T7">is displayed </text:span><text:span text:style-name="T7">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</text:span><text:span text:style-name="T7">Upload </text:span><text:span text:style-name="T7">button at the </text:span><text:span text:style-name="T7">bottom of the </text:span><text:span text:style-name="T7">Choose </text:span><text:span text:style-name="T7">Background </text:span><text:span text:style-name="T7">Image form.</text:span></text:p>
            <text:p><text:span text:style-name="T7">- Select your </text:span><text:span text:style-name="T7">desired </text:span><text:span text:style-name="T7">image by </text:span><text:span text:style-name="T7">clicking </text:span><text:span text:style-name="T7">Browse... on </text:span><text:span text:style-name="T7">the Upload </text:span><text:span text:style-name="T7">Images form.</text:span></text:p>
            <text:p><text:span text:style-name="T7">- Click (+) </text:span><text:span text:style-name="T7">icon to add </text:span><text:span text:style-name="T7">more images</text:span></text:p>
            <text:p><text:span text:style-name="T7">- Click Save </text:span><text:span text:style-name="T7">to accept </text:span><text:span text:style-name="T7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</text:span><text:span text:style-name="T7">background </text:span><text:span text:style-name="T7">is displayed </text:span><text:span text:style-name="T7">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</text:span><text:span text:style-name="T7">desired </text:span><text:span text:style-name="T7">image ( over </text:span><text:span text:style-name="T7">2MB) by </text:span><text:span text:style-name="T7">clicking </text:span><text:span text:style-name="T7">Browse... on </text:span><text:span text:style-name="T7">the Upload </text:span><text:span text:style-name="T7">Images form.</text:span></text:p>
            <text:p><text:span text:style-name="T7">- Click Save </text:span><text:span text:style-name="T7">to accept </text:span><text:span text:style-name="T7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</text:span><text:span text:style-name="T7">message </text:span><text:span text:style-name="T7">alert:The file </text:span><text:span text:style-name="T7">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/>
          <table:table-cell table:style-name="ce110" office:value-type="string">
            <text:p>thao.pham</text:p>
          </table:table-cell>
          <table:table-cell table:style-name="ce110" table:number-columns-repeated="245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</text:span><text:span text:style-name="T6">correspondin</text:span><text:span text:style-name="T6">g to a </text:span><text:span text:style-name="T6">background </text:span><text:span text:style-name="T6">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<text:span text:style-name="T7">- Click </text:span><text:span text:style-name="T7">Show/Hide </text:span><text:span text:style-name="T7">Application </text:span><text:span text:style-name="T7">icon on </text:span><text:span text:style-name="T7">dockbar</text:span></text:p>
            <text:p><text:span text:style-name="T7">- Click </text:span><text:span text:style-name="T7">Show/Hide </text:span><text:span text:style-name="T7">Application </text:span><text:span text:style-name="T7">icon on </text:span><text:span text:style-name="T7">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<text:span text:style-name="T7">- All </text:span><text:span text:style-name="T7">application is </text:span><text:span text:style-name="T7">closed</text:span></text:p>
            <text:p><text:span text:style-name="T7">- All </text:span><text:span text:style-name="T7">application is </text:span><text:span text:style-name="T7">opened</text:span></text:p>
          </table:table-cell>
          <table:table-cell table:style-name="ce96" office:value-type="string">
            <text:p>Medium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</text:span><text:span text:style-name="T1">Application</text:span></text:p>
            <text:p><text:span text:style-name="T1">- Select a </text:span><text:span text:style-name="T1">category in </text:span><text:span text:style-name="T1">the left </text:span><text:span text:style-name="T1">pane which </text:span><text:span text:style-name="T1">hold </text:span><text:span text:style-name="T1">register </text:span><text:span text:style-name="T1">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</text:span><text:span text:style-name="T6">account to </text:span><text:span text:style-name="T6">go to </text:span><text:span text:style-name="T6">Community </text:span><text:span text:style-name="T6">Management </text:span><text:span text:style-name="T6">page on </text:span><text:span text:style-name="T6">dockbar</text:span></text:p>
            <text:p>- Choose User management tab </text:p>
            <text:p>- Login by HR ( brower 2)</text:p>
            <text:p>- Go to dockbar, click <text:span text:style-name="T1">Add </text:span><text:span text:style-name="T1">Application</text:span></text:p>
            <text:p><text:span text:style-name="T1">- Select a </text:span><text:span text:style-name="T1">category in </text:span><text:span text:style-name="T1">the left </text:span><text:span text:style-name="T1">pane which </text:span><text:span text:style-name="T1">hold </text:span><text:span text:style-name="T1">register </text:span><text:span text:style-name="T1">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</table:table>
      <table:table table:name="Summary_Report" table:style-name="ta1" table:print="false">
        <table:table-column table:style-name="co20" table:default-cell-style-name="ce49"/>
        <table:table-column table:style-name="co21" table:number-columns-repeated="2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number-columns-repeated="243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</text:span><text:span text:style-name="T8">ies List</text:span></text:p>
            <text:p><text:span text:style-name="T8">Based on </text:span><text:span text:style-name="T8">document </text:span><text:span text:style-name="T8">version: </text:span><text:span text:style-name="T8">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 table:number-rows-repeated="3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/04/2012</text:date>, <text:time>16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4-06T16:52:53</dc:date>
    <dc:language>en-US</dc:language>
    <meta:editing-cycles>145</meta:editing-cycles>
    <meta:editing-duration>PT6H2M27S</meta:editing-duration>
    <meta:user-defined meta:name="Info 1"/>
    <meta:user-defined meta:name="Info 2"/>
    <meta:user-defined meta:name="Info 3"/>
    <meta:user-defined meta:name="Info 4"/>
    <meta:document-statistic meta:table-count="4" meta:cell-count="457" meta:object-count="5"/>
  </office:meta>
</office:document-meta>
</file>